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BookmanOldStyle-Italic" svg:font-family="BookmanOldStyle-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fo:color="#333333" style:font-name="BookmanOldStyle-Italic" fo:font-size="12pt" fo:font-style="italic" style:font-name-asian="BookmanOldStyle-Italic" style:font-size-asian="12pt" style:font-style-asian="italic" style:font-name-complex="BookmanOldStyle-Italic" style:font-size-complex="12pt" style:font-style-complex="italic"/>
    </style:style>
    <style:style style:name="T1" style:family="text">
      <style:text-properties fo:color="#ff3333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AP</text:p>
      <text:p text:style-name="P1">This press article is about American teenagers' views on the media and news. We learn that Trump'sattitude towards the press has <text:span text:style-name="T1">altered/</text:span>modified the way young people see the media. Indeed, people have <text:span text:style-name="T1">grown skeptic</text:span>/there has been a growing <text:span text:style-name="T1">skepticism </text:span><text:s/>regarding the <text:span text:style-name="T1">accuracy</text:span> (precision) of what is said in the press. We read the American president has regularly been <text:span text:style-name="T1">denigrating/</text:span> criticizing articles and <text:span text:style-name="T1">shunned </text:span>reporters' work.</text:p>
      <text:p text:style-name="P1">American teenagers can access <text:span text:style-name="T1">real-time news</text:span> easily thanks to social media. Many of them follow people like the president, politicians or journalists on Twitter. They don’t believe that the news is always<text:span text:style-name="T1"> true / truthful</text:span> and are<text:span text:style-name="T1"> aware of / concerned about</text:span> b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BookmanOldStyle-Italic" svg:font-family="BookmanOldStyle-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8:40:15.30</meta:creation-date>
    <dc:date>2020-03-30T14:17:02.02</dc:date>
    <meta:editing-duration>PT48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3" meta:word-count="109" meta:character-count="696"/>
  </office:meta>
</office:document-meta>
</file>